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08c9" officeooo:paragraph-rsid="001c08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l existe différents types de pasteurisation permettant de détruire la presque totalité de la flore bactérienne et de la flore pathogène. La chaleur permet de détruire ces bactéries mais aussi les enzymes. Cependant, les enzymes résistent un peu plus que les bactéries. On peut donc doser les enzymes pour savoir si on a assez chauffé et donc savoir si les pathogènes que l'on a voulu éliminé le sont réellement.</text:p>
      <text:p text:style-name="P1"/>
      <text:p text:style-name="P1">On essaie donc de doser, par la couleur, la quantité de phosphatase hydrolysée. Si le lait tourne au jaune, plus ou moins fort, il y a de la phosphatase et on en déduit que le lait n'a pas été (assez) chauffé. S’il n'y a aucun virage de couleur, toute la phasphatase a été détruite lors de la pasteurisation.</text:p>
      <text:p text:style-name="P1"/>
      <text:p text:style-name="P1">On essaie aussi de doser la péroxydase qui s'oxyde avec du peroxyde d’hydrogène. Si la lait tourne au rouge brique, il y a de la péroxydase, on peut donc déterminer à quelle température a été chauffé le lait. Seule les températures au dessus de 80°C détruisent la péroxydase.</text:p>
      <text:p text:style-name="P1"/>
      <text:p text:style-name="P1">Avec le test sur les deux enzymes, on peut donc déterminer le type de stérilisation qui a été effectué (aucune, microfiltration, UHT, HT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09:48:33.710756029</meta:creation-date>
    <dc:date>2017-12-11T09:51:51.515817674</dc:date>
    <meta:editing-duration>PT3M17S</meta:editing-duration>
    <meta:editing-cycles>1</meta:editing-cycles>
    <meta:document-statistic meta:table-count="0" meta:image-count="0" meta:object-count="0" meta:page-count="1" meta:paragraph-count="4" meta:word-count="198" meta:character-count="1135" meta:non-whitespace-character-count="941"/>
    <meta:generator>LibreOffice/5.3.7.2.0$Linux_X86_64 LibreOffice_project/30m0$Build-2</meta:generator>
  </office:meta>
</office:document-meta>
</file>